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 PREST_SERV DESTINADO EM INTERLIGAR OS CLIENTES AOS PRESTADORES DE SERVIÇOS QUE EXECUTAM EM RESIDENCIAS, COMO JARDINAGEM, PEDREIRO, ETC.</text:p>
      <text:p text:style-name="Standard"/>
      <text:p text:style-name="Standard">O APP IRÁ POSSUIR A ÁREA DO CLIENTE ONDE HAVERÁ OS DADOS DE LOGIN, SENHA, NOME, SOBRENOME, CPF, END E PODERÁ ESCOLHER A EMPRESA E SERVIÇO QUE PRETENDE CONTRATAR.</text:p>
      <text:p text:style-name="Standard">DO OUTRO LADO TEREMOS AS EMPRESAS CUJO OS DADOS SERÃO A SENHA E LOGIN, RAZÃO SOCIAL, CNPJ, ENDEREÇO, IE, ORÇAMENTO, ET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31M29S</meta:editing-duration>
    <meta:editing-cycles>3</meta:editing-cycles>
    <meta:generator>OpenOffice/4.1.1$Win32 OpenOffice.org_project/411m6$Build-9775</meta:generator>
    <dc:date>2023-03-20T00:30:15.45</dc:date>
    <meta:document-statistic meta:table-count="0" meta:image-count="0" meta:object-count="0" meta:page-count="1" meta:paragraph-count="3" meta:word-count="69" meta:character-count="420"/>
    <dc:creator>Elton  Tomé</dc:creator>
    <meta:user-defined meta:name="Info 1"/>
    <meta:user-defined meta:name="Info 2"/>
    <meta:user-defined meta:name="Info 3"/>
    <meta:user-defined meta:name="Info 4"/>
  </office:meta>
</office:document-meta>
</file>